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deded" draw:opacity="100%" draw:textarea-horizontal-align="justify" draw:textarea-vertical-align="top" draw:auto-grow-height="false" fo:min-height="4.616cm" fo:min-width="8.866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21.2cm"/>
    </style:style>
    <style:style style:name="gr3" style:family="graphic" style:parent-style-name="standard">
      <style:graphic-properties draw:stroke="dash" draw:stroke-dash="Ultrafine_20_2_20_Dots_20_3_20_Dashes" svg:stroke-color="#000000" draw:fill-color="#ededed" draw:textarea-horizontal-align="justify" draw:textarea-vertical-align="top" draw:auto-grow-height="false" fo:min-height="1.828cm" fo:min-width="6.238cm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cm" draw:shadow-offset-y="0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914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cm" draw:shadow-offset-y="0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914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cm" draw:shadow-offset-y="0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875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914cm" fo:min-width="1.5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svg:stroke-color="#000000" draw:fill-color="#00c081" draw:textarea-horizontal-align="justify" draw:textarea-vertical-align="top" draw:auto-grow-height="false" fo:min-height="2.482cm" fo:min-width="3.732cm"/>
    </style:style>
    <style:style style:name="gr14" style:family="graphic" style:parent-style-name="objectwithoutfill">
      <style:graphic-properties draw:stroke="dash" draw:stroke-dash="Fine_20_Dashed" svg:stroke-width="0.035cm" svg:stroke-color="#de0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2d35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color="#de0080"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draw:stroke="dash" draw:stroke-dash="Fine_20_Dashed" svg:stroke-width="0.028cm" svg:stroke-color="#5f5f5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color="#000000" draw:fill-color="#02a49c" draw:textarea-horizontal-align="justify" draw:textarea-vertical-align="middle" draw:auto-grow-height="false" fo:min-height="0.472cm" fo:min-width="1.822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Fine_20_Dashed" svg:stroke-color="#a7a9ac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ededed" draw:opacity="100%"/>
      <style:paragraph-properties fo:text-align="center"/>
      <style:text-properties style:font-name="Open Sans"/>
    </style:style>
    <style:style style:name="P3" style:family="paragraph">
      <loext:graphic-properties draw:fill-color="#ffffff"/>
      <style:paragraph-properties fo:text-align="center"/>
      <style:text-properties fo:color="#dddddd" style:font-name="Open Sans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ededed"/>
      <style:paragraph-properties fo:text-align="start"/>
      <style:text-properties style:font-name="Open Sans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00c08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e0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c081"/>
      <style:paragraph-properties fo:text-align="center"/>
      <style:text-properties style:font-name="Open Sans"/>
    </style:style>
    <style:style style:name="P10" style:family="paragraph">
      <loext:graphic-properties draw:fill="none"/>
      <style:paragraph-properties fo:text-align="center"/>
      <style:text-properties style:font-name="Open Sans"/>
    </style:style>
    <style:style style:name="P11" style:family="paragraph">
      <loext:graphic-properties draw:fill="none"/>
      <style:paragraph-properties fo:text-align="center"/>
      <style:text-properties style:font-name="Open Sans" fo:font-size="12pt" style:font-size-asian="12pt" style:font-size-complex="12pt"/>
    </style:style>
    <style:style style:name="P12" style:family="paragraph">
      <loext:graphic-properties draw:fill="none"/>
      <style:paragraph-properties fo:text-align="start"/>
      <style:text-properties style:font-name="Open Sans" fo:font-size="16pt" style:font-size-asian="16pt" style:font-size-complex="16pt"/>
    </style:style>
    <style:style style:name="P13" style:family="paragraph">
      <loext:graphic-properties draw:fill-color="#02a49c"/>
      <style:paragraph-properties fo:text-align="center"/>
      <style:text-properties style:font-name="Open Sans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Open Sans" fo:font-size="10pt" style:font-size-asian="10pt" style:font-size-complex="10pt"/>
    </style:style>
    <style:style style:name="T1" style:family="text">
      <style:text-properties style:font-name="Open Sans"/>
    </style:style>
    <style:style style:name="T2" style:family="text">
      <style:text-properties style:font-name="Open Sans" fo:font-size="12pt" style:font-size-asian="12pt" style:font-size-complex="12pt"/>
    </style:style>
    <style:style style:name="T3" style:family="text">
      <style:text-properties fo:color="#dddddd" style:font-name="Open Sans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10pt" style:font-size-asian="10pt" style:font-size-complex="10pt"/>
    </style:style>
    <style:style style:name="T6" style:family="text">
      <style:text-properties fo:color="#de0080" style:font-name="Open Sans" fo:font-size="12pt" style:font-size-asian="12pt" style:font-size-complex="12pt"/>
    </style:style>
    <style:style style:name="T7" style:family="text">
      <style:text-properties style:font-name="Open Sans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pe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5" draw:id="id15" draw:layer="layout" svg:width="9.6cm" svg:height="5.1cm" svg:x="3.3cm" svg:y="2.2cm">
          <text:p text:style-name="P1"><text:span text:style-name="T1">Pool A</text:span></text:p>
          <text:p text:style-name="P1"><text:span text:style-name="T2">(2 replications, 2 Placement Groups)</text:span></text:p>
          <draw:enhanced-geometry svg:viewBox="0 0 21600 21600" draw:path-stretchpoint-x="10800" draw:path-stretchpoint-y="10800" draw:text-areas="?f3 ?f4 ?f5 ?f6" draw:type="round-rectangle" draw:modifiers="1693.785532248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.7cm" svg:height="1.9cm" svg:x="3.4cm" svg:y="9cm">
          <text:p text:style-name="P1"><text:span text:style-name="T3">CRUSH algorith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7cm" svg:height="3.3cm" svg:x="0.2cm" svg:y="12.4cm">
          <text:p text:style-name="P4"><text:span text:style-name="T1"/></text:p>
          <text:p text:style-name="P4"><text:span text:style-name="T1"/></text:p>
          <text:p text:style-name="P4"><text:span text:style-name="T1">Host 1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xml:id="id4" draw:id="id4" draw:layer="layout" svg:width="2cm" svg:height="1.8cm" svg:x="2.025cm" svg:y="12.6cm">
          <text:p text:style-name="P6"><text:span text:style-name="T4">osd.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xml:id="id9" draw:id="id9" draw:layer="layout" svg:width="2cm" svg:height="1.8cm" svg:x="4.525cm" svg:y="12.6cm">
          <text:p text:style-name="P6"><text:span text:style-name="T4">osd.2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6" draw:id="id6" draw:layer="layout" svg:width="2cm" svg:height="1.8cm" svg:x="7.025cm" svg:y="12.6cm">
          <text:p text:style-name="P6"><text:span text:style-name="T4">osd.3</text:span></text:p>
          <draw:enhanced-geometry svg:viewBox="0 0 88 21600" draw:mirror-horizontal="false" draw:mirror-vertical="false" draw:glue-points="44 ?f6 44 0 0 10800 44 21600 88 10800" draw:text-areas="0 ?f6 88 ?f3" draw:type="can" draw:modifiers="5097.168239866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0.7cm" svg:height="3.3cm" svg:x="8.6cm" svg:y="12.4cm">
          <text:p text:style-name="P4"><text:span text:style-name="T1"/></text:p>
          <text:p text:style-name="P4"><text:span text:style-name="T1"/></text:p>
          <text:p text:style-name="P4"><text:span text:style-name="T1">Host 2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7" xml:id="id3" draw:id="id3" draw:layer="layout" svg:width="2cm" svg:height="1.8cm" svg:x="10.425cm" svg:y="12.6cm">
          <text:p text:style-name="P6"><text:span text:style-name="T4">osd.4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xml:id="id2" draw:id="id2" draw:layer="layout" svg:width="2cm" svg:height="1.8cm" svg:x="12.925cm" svg:y="12.6cm">
          <text:p text:style-name="P6"><text:span text:style-name="T4">osd.5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xml:id="id10" draw:id="id10" draw:layer="layout" svg:width="2cm" svg:height="1.8cm" svg:x="15.425cm" svg:y="12.6cm">
          <text:p text:style-name="P6"><text:span text:style-name="T4">osd.6</text:span></text:p>
          <draw:enhanced-geometry svg:viewBox="0 0 88 21600" draw:mirror-horizontal="false" draw:mirror-vertical="false" draw:glue-points="44 ?f6 44 0 0 10800 44 21600 88 10800" draw:text-areas="0 ?f6 88 ?f3" draw:type="can" draw:modifiers="5097.168239866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0.7cm" svg:height="3.3cm" svg:x="17cm" svg:y="12.4cm">
          <text:p text:style-name="P4"><text:span text:style-name="T1"/></text:p>
          <text:p text:style-name="P4"><text:span text:style-name="T1"/></text:p>
          <text:p text:style-name="P4"><text:span text:style-name="T1">Host 3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7" xml:id="id11" draw:id="id11" draw:layer="layout" svg:width="2cm" svg:height="1.8cm" svg:x="18.825cm" svg:y="12.6cm">
          <text:p text:style-name="P6"><text:span text:style-name="T4">osd.7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7" xml:id="id7" draw:id="id7" draw:layer="layout" svg:width="2cm" svg:height="1.8cm" svg:x="21.325cm" svg:y="12.6cm">
          <text:p text:style-name="P6"><text:span text:style-name="T4">osd.8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xml:id="id13" draw:id="id13" draw:layer="layout" svg:width="2cm" svg:height="1.8cm" svg:x="23.825cm" svg:y="12.6cm">
          <text:p text:style-name="P6"><text:span text:style-name="T4">osd.9</text:span></text:p>
          <draw:enhanced-geometry svg:viewBox="0 0 88 21600" draw:mirror-horizontal="false" draw:mirror-vertical="false" draw:glue-points="44 ?f6 44 0 0 10800 44 21600 88 10800" draw:text-areas="0 ?f6 88 ?f3" draw:type="can" draw:modifiers="5097.168239866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9" xml:id="id1" draw:id="id1" draw:layer="layout" svg:width="4.4cm" svg:height="2.9cm" svg:x="3.6cm" svg:y="4.2cm">
          <text:p text:style-name="P1"><text:span text:style-name="T1">PG1</text:span></text:p>
          <text:list text:style-name="L2">
            <text:list-item>
              <text:p text:style-name="P4"><text:span text:style-name="T2">osd.1</text:span></text:p>
            </text:list-item>
            <text:list-item>
              <text:p text:style-name="P4"><text:span text:style-name="T2">osd.5</text:span><text:span text:style-name="T5"> (failed)</text:span></text:p>
            </text:list-item>
            <text:list-item>
              <text:p text:style-name="P4"><text:span text:style-name="T2">osd.4</text:span><text:span text:style-name="T5"> (substitute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59.136345461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" draw:id="id5" draw:layer="layout" svg:width="4.4cm" svg:height="2.9cm" svg:x="8.2cm" svg:y="4.2cm">
          <text:p text:style-name="P1"><text:span text:style-name="T1">PG2</text:span></text:p>
          <text:list text:style-name="L2">
            <text:list-item>
              <text:p text:style-name="P4"><text:span text:style-name="T2">osd.3</text:span></text:p>
            </text:list-item>
            <text:list-item>
              <text:p text:style-name="P4"><text:span text:style-name="T2">osd.8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57.41110667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9.6cm" svg:height="5.1cm" svg:x="15.4cm" svg:y="2.2cm">
          <text:p text:style-name="P1"><text:span text:style-name="T1">Pool B</text:span></text:p>
          <text:p text:style-name="P1"><text:span text:style-name="T2">(3 replications, 2 Placement Groups)</text:span></text:p>
          <draw:enhanced-geometry svg:viewBox="0 0 21600 21600" draw:path-stretchpoint-x="10800" draw:path-stretchpoint-y="10800" draw:text-areas="?f3 ?f4 ?f5 ?f6" draw:type="round-rectangle" draw:modifiers="1693.785532248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8" draw:id="id8" draw:layer="layout" svg:width="4.4cm" svg:height="2.9cm" svg:x="15.7cm" svg:y="4.2cm">
          <text:p text:style-name="P1"><text:span text:style-name="T1">PG3</text:span></text:p>
          <text:list text:style-name="L2">
            <text:list-item>
              <text:p text:style-name="P4"><text:span text:style-name="T2">osd.2</text:span></text:p>
            </text:list-item>
            <text:list-item>
              <text:p text:style-name="P4"><text:span text:style-name="T2">osd.6</text:span></text:p>
            </text:list-item>
            <text:list-item>
              <text:p text:style-name="P4"><text:span text:style-name="T2">osd.7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59.136345461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2" draw:id="id12" draw:layer="layout" svg:width="4.4cm" svg:height="2.9cm" svg:x="20.3cm" svg:y="4.2cm">
          <text:p text:style-name="P1"><text:span text:style-name="T1">PG4</text:span></text:p>
          <text:list text:style-name="L2">
            <text:list-item>
              <text:p text:style-name="P4"><text:span text:style-name="T2">osd.3</text:span></text:p>
            </text:list-item>
            <text:list-item>
              <text:p text:style-name="P4"><text:span text:style-name="T2">osd.4</text:span></text:p>
            </text:list-item>
            <text:list-item>
              <text:p text:style-name="P4"><text:span text:style-name="T2">osd.9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57.41110667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draw:type="line" svg:x1="5.8cm" svg:y1="7.1cm" svg:x2="13.925cm" svg:y2="12.6cm" draw:start-shape="id1" draw:start-glue-point="2" draw:end-shape="id2" draw:end-glue-point="5" svg:d="M5800 7100l8125 5500" svg:viewBox="0 0 8126 5501">
          <text:p/>
        </draw:connector>
        <draw:connector draw:style-name="gr15" draw:text-style-name="P10" draw:layer="layout" draw:type="line" svg:x1="5.8cm" svg:y1="7.1cm" svg:x2="11.425cm" svg:y2="12.6cm" draw:start-shape="id1" draw:start-glue-point="2" draw:end-shape="id3" draw:end-glue-point="5" svg:d="M5800 7100l5625 5500" svg:viewBox="0 0 5626 5501">
          <text:p/>
        </draw:connector>
        <draw:connector draw:style-name="gr16" draw:text-style-name="P11" draw:layer="layout" draw:type="curve" svg:x1="3.025cm" svg:y1="14.4cm" svg:x2="11.425cm" svg:y2="14.4cm" draw:start-shape="id4" draw:start-glue-point="7" draw:end-shape="id3" draw:end-glue-point="7" svg:d="M3025 14400c0 753 8400 753 8400 0" svg:viewBox="0 0 8401 566">
          <text:p text:style-name="P1"><text:span text:style-name="T2"/></text:p>
          <text:p text:style-name="P1"><text:span text:style-name="T2"/></text:p>
          <text:p text:style-name="P1"><text:span text:style-name="T6">replicates data</text:span></text:p>
        </draw:connector>
        <draw:connector draw:style-name="gr17" draw:text-style-name="P10" draw:layer="layout" draw:type="line" svg:x1="10.4cm" svg:y1="7.1cm" svg:x2="8.025cm" svg:y2="12.6cm" draw:start-shape="id5" draw:start-glue-point="2" draw:end-shape="id6" draw:end-glue-point="5" svg:d="M10400 7100l-2375 5500" svg:viewBox="0 0 2376 5501">
          <text:p/>
        </draw:connector>
        <draw:connector draw:style-name="gr17" draw:text-style-name="P10" draw:layer="layout" draw:type="line" svg:x1="10.4cm" svg:y1="7.1cm" svg:x2="22.325cm" svg:y2="12.6cm" draw:start-shape="id5" draw:start-glue-point="2" draw:end-shape="id7" draw:end-glue-point="5" svg:d="M10400 7100l11925 5500" svg:viewBox="0 0 11926 5501">
          <text:p/>
        </draw:connector>
        <draw:connector draw:style-name="gr17" draw:text-style-name="P10" draw:layer="layout" draw:type="line" svg:x1="17.9cm" svg:y1="7.1cm" svg:x2="5.525cm" svg:y2="12.6cm" draw:start-shape="id8" draw:start-glue-point="2" draw:end-shape="id9" draw:end-glue-point="5" svg:d="M17900 7100l-12375 5500" svg:viewBox="0 0 12376 5501">
          <text:p/>
        </draw:connector>
        <draw:connector draw:style-name="gr17" draw:text-style-name="P10" draw:layer="layout" draw:type="line" svg:x1="17.9cm" svg:y1="7.1cm" svg:x2="16.425cm" svg:y2="12.6cm" draw:start-shape="id8" draw:start-glue-point="2" draw:end-shape="id10" draw:end-glue-point="5" svg:d="M17900 7100l-1475 5500" svg:viewBox="0 0 1476 5501">
          <text:p/>
        </draw:connector>
        <draw:connector draw:style-name="gr17" draw:text-style-name="P10" draw:layer="layout" draw:type="line" svg:x1="17.9cm" svg:y1="7.1cm" svg:x2="19.825cm" svg:y2="12.6cm" draw:start-shape="id8" draw:start-glue-point="2" draw:end-shape="id11" draw:end-glue-point="5" svg:d="M17900 7100l1925 5500" svg:viewBox="0 0 1926 5501">
          <text:p/>
        </draw:connector>
        <draw:connector draw:style-name="gr17" draw:text-style-name="P10" draw:layer="layout" draw:type="line" svg:x1="22.5cm" svg:y1="7.1cm" svg:x2="24.825cm" svg:y2="12.6cm" draw:start-shape="id12" draw:start-glue-point="2" draw:end-shape="id13" draw:end-glue-point="5" svg:d="M22500 7100l2325 5500" svg:viewBox="0 0 2326 5501">
          <text:p/>
        </draw:connector>
        <draw:connector draw:style-name="gr17" draw:text-style-name="P10" draw:layer="layout" draw:type="line" svg:x1="22.5cm" svg:y1="7.1cm" svg:x2="11.425cm" svg:y2="12.6cm" draw:start-shape="id12" draw:start-glue-point="2" draw:end-shape="id3" draw:end-glue-point="5" svg:d="M22500 7100l-11075 5500" svg:viewBox="0 0 11076 5501">
          <text:p/>
        </draw:connector>
        <draw:connector draw:style-name="gr17" draw:text-style-name="P10" draw:layer="layout" draw:type="line" svg:x1="22.5cm" svg:y1="7.1cm" svg:x2="8.025cm" svg:y2="12.6cm" draw:start-shape="id12" draw:start-glue-point="2" draw:end-shape="id6" draw:end-glue-point="5" svg:d="M22500 7100l-14475 5500" svg:viewBox="0 0 14476 5501">
          <text:p/>
        </draw:connector>
        <draw:line draw:style-name="gr18" draw:text-style-name="P12" draw:layer="layout" svg:x1="0cm" svg:y1="10cm" svg:x2="28cm" svg:y2="10cm">
          <text:p text:style-name="P4"><text:span text:style-name="T7">Logical Structure</text:span></text:p>
          <text:p text:style-name="P4"><text:span text:style-name="T7"/></text:p>
          <text:p text:style-name="P4"><text:span text:style-name="T7">Hardware</text:span></text:p>
        </draw:line>
        <draw:custom-shape draw:style-name="gr19" draw:text-style-name="P13" xml:id="id14" draw:id="id14" draw:layer="layout" svg:width="2.4cm" svg:height="0.8cm" svg:x="6.9cm" svg:y="0.2cm">
          <text:p text:style-name="P1"><text:span text:style-name="T7">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line" svg:x1="8.1cm" svg:y1="1cm" svg:x2="8.1cm" svg:y2="2.2cm" draw:start-shape="id14" draw:start-glue-point="2" draw:end-shape="id15" svg:d="M8100 1000v1200" svg:viewBox="0 0 1 1201">
          <text:p/>
        </draw:connector>
        <draw:custom-shape draw:style-name="gr19" draw:text-style-name="P13" xml:id="id16" draw:id="id16" draw:layer="layout" svg:width="2.4cm" svg:height="0.8cm" svg:x="19cm" svg:y="0.2cm">
          <text:p text:style-name="P1"><text:span text:style-name="T7">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line" svg:x1="20.2cm" svg:y1="1cm" svg:x2="20.2cm" svg:y2="2.2cm" draw:start-shape="id16" draw:start-glue-point="2" draw:end-shape="id17" draw:end-glue-point="0" svg:d="M20200 1000v1200" svg:viewBox="0 0 1 1201">
          <text:p/>
        </draw:connector>
        <draw:connector draw:style-name="gr17" draw:text-style-name="P10" draw:layer="layout" draw:type="line" svg:x1="5.8cm" svg:y1="7.1cm" svg:x2="3.025cm" svg:y2="12.6cm" draw:start-shape="id1" draw:start-glue-point="2" draw:end-shape="id4" draw:end-glue-point="5" svg:d="M5800 7100l-2775 5500" svg:viewBox="0 0 2776 5501">
          <text:p/>
        </draw:connector>
        <draw:connector draw:style-name="gr21" draw:text-style-name="P10" draw:layer="layout" draw:type="line" svg:x1="8.1cm" svg:y1="2.2cm" svg:x2="5.8cm" svg:y2="4.2cm" draw:start-shape="id15" draw:start-glue-point="0" draw:end-shape="id1" draw:end-glue-point="0" svg:d="M8100 2200l-2300 2000" svg:viewBox="0 0 2301 2001">
          <text:p/>
        </draw:connector>
        <draw:connector draw:style-name="gr21" draw:text-style-name="P10" draw:layer="layout" draw:type="line" svg:x1="8.1cm" svg:y1="2.2cm" svg:x2="10.4cm" svg:y2="4.2cm" draw:start-shape="id15" draw:start-glue-point="0" draw:end-shape="id5" draw:end-glue-point="0" svg:d="M8100 2200l2300 2000" svg:viewBox="0 0 2301 2001">
          <text:p/>
        </draw:connector>
        <draw:connector draw:style-name="gr21" draw:text-style-name="P10" draw:layer="layout" draw:type="line" svg:x1="20.2cm" svg:y1="2.2cm" svg:x2="17.9cm" svg:y2="4.2cm" draw:start-shape="id17" draw:start-glue-point="0" draw:end-shape="id8" draw:end-glue-point="0" svg:d="M20200 2200l-2300 2000" svg:viewBox="0 0 2301 2001">
          <text:p/>
        </draw:connector>
        <draw:connector draw:style-name="gr21" draw:text-style-name="P10" draw:layer="layout" draw:type="line" svg:x1="20.2cm" svg:y1="2.2cm" svg:x2="22.5cm" svg:y2="4.2cm" draw:start-shape="id17" draw:start-glue-point="0" draw:end-shape="id12" draw:end-glue-point="0" svg:d="M20200 2200l2300 2000" svg:viewBox="0 0 2301 2001">
          <text:p/>
        </draw:connector>
        <draw:frame draw:style-name="gr22" draw:text-style-name="P15" draw:layer="layout" svg:width="2.06cm" svg:height="1.1cm" svg:x="12.9cm" svg:y="13.6cm">
          <draw:text-box>
            <text:p text:style-name="P14"><text:span text:style-name="T8">(fail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29:31.415312179</meta:creation-date>
    <dc:date>2017-03-10T14:03:31.853741224</dc:date>
    <meta:editing-duration>PT1H54M54S</meta:editing-duration>
    <meta:editing-cycles>28</meta:editing-cycles>
    <meta:generator>LibreOffice/5.2.3.3$Linux_X86_64 LibreOffice_project/20m0$Build-3</meta:generator>
    <meta:document-statistic meta:object-count="41"/>
  </office:meta>
</office:document-meta>
</file>